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font-size-complex="16pt"/>
    </style:style>
    <style:style style:name="P2" style:parent-style-name="Normal" style:family="paragraph">
      <style:text-properties fo:font-weight="bold" style:font-weight-asian="bold" fo:font-size="12pt" style:font-size-asian="12pt" style:font-size-complex="16pt"/>
    </style:style>
    <style:style style:name="P3" style:parent-style-name="ListParagraph" style:list-style-name="LFO1" style:family="paragraph"/>
    <style:style style:name="T4" style:parent-style-name="DefaultParagraphFont" style:family="text">
      <style:text-properties fo:font-size="12pt" style:font-size-asian="12pt" style:font-size-complex="16pt"/>
    </style:style>
    <style:style style:name="T5" style:parent-style-name="DefaultParagraphFont" style:family="text">
      <style:text-properties fo:font-size="12pt" style:font-size-asian="12pt" style:font-size-complex="16pt"/>
    </style:style>
    <style:style style:name="P6" style:parent-style-name="ListParagraph" style:list-style-name="LFO1" style:family="paragraph"/>
    <style:style style:name="T7" style:parent-style-name="DefaultParagraphFont" style:family="text">
      <style:text-properties fo:font-size="12pt" style:font-size-asian="12pt" style:font-size-complex="16pt"/>
    </style:style>
    <style:style style:name="T8" style:parent-style-name="DefaultParagraphFont" style:family="text">
      <style:text-properties fo:font-size="12pt" style:font-size-asian="12pt" style:font-size-complex="16pt"/>
    </style:style>
    <style:style style:name="P9" style:parent-style-name="ListParagraph" style:list-style-name="LFO1" style:family="paragraph"/>
    <style:style style:name="T10" style:parent-style-name="DefaultParagraphFont" style:family="text">
      <style:text-properties fo:font-size="12pt" style:font-size-asian="12pt" style:font-size-complex="16pt"/>
    </style:style>
    <style:style style:name="P11" style:parent-style-name="ListParagraph" style:list-style-name="LFO1" style:family="paragraph"/>
    <style:style style:name="T12" style:parent-style-name="DefaultParagraphFont" style:family="text">
      <style:text-properties fo:font-size="12pt" style:font-size-asian="12pt" style:font-size-complex="16pt"/>
    </style:style>
    <style:style style:name="P13" style:parent-style-name="ListParagraph" style:list-style-name="LFO1" style:family="paragraph"/>
    <style:style style:name="T14" style:parent-style-name="DefaultParagraphFont" style:family="text">
      <style:text-properties fo:font-size="12pt" style:font-size-asian="12pt" style:font-size-complex="16pt"/>
    </style:style>
    <style:style style:name="T15" style:parent-style-name="DefaultParagraphFont" style:family="text">
      <style:text-properties fo:font-size="12pt" style:font-size-asian="12pt" style:font-size-complex="16pt"/>
    </style:style>
    <style:style style:name="P16" style:parent-style-name="Normal" style:family="paragraph">
      <style:text-properties fo:font-weight="bold" style:font-weight-asian="bold" fo:font-size="12pt" style:font-size-asian="12pt" style:font-size-complex="16pt"/>
    </style:style>
    <style:style style:name="P17" style:parent-style-name="Normal" style:family="paragraph">
      <style:text-properties fo:font-weight="bold" style:font-weight-asian="bold" fo:font-size="14pt" style:font-size-asian="14pt" style:font-size-complex="16pt"/>
    </style:style>
    <style:style style:name="P18" style:parent-style-name="Normal" style:family="paragraph">
      <style:text-properties fo:font-weight="bold" style:font-weight-asian="bold" fo:font-size="14pt" style:font-size-asian="14pt" style:font-size-complex="16pt"/>
    </style:style>
    <style:style style:name="P19" style:parent-style-name="Normal" style:family="paragraph">
      <style:text-properties fo:font-weight="bold" style:font-weight-asian="bold" fo:font-size="12pt" style:font-size-asian="12pt" style:font-size-complex="16pt"/>
    </style:style>
    <style:style style:name="P20" style:parent-style-name="ListParagraph" style:list-style-name="LFO2" style:family="paragraph">
      <style:text-properties fo:font-size="12pt" style:font-size-asian="12pt" style:font-size-complex="16pt"/>
    </style:style>
    <style:style style:name="P21" style:parent-style-name="ListParagraph" style:list-style-name="LFO2" style:family="paragraph">
      <style:text-properties fo:font-size="12pt" style:font-size-asian="12pt" style:font-size-complex="16pt"/>
    </style:style>
    <style:style style:name="P22" style:parent-style-name="ListParagraph" style:list-style-name="LFO2" style:family="paragraph">
      <style:text-properties fo:font-size="12pt" style:font-size-asian="12pt" style:font-size-complex="16pt"/>
    </style:style>
    <style:style style:name="P23" style:parent-style-name="ListParagraph" style:list-style-name="LFO2" style:family="paragraph">
      <style:text-properties fo:font-size="12pt" style:font-size-asian="12pt" style:font-size-complex="16pt"/>
    </style:style>
    <style:style style:name="P24" style:parent-style-name="ListParagraph" style:list-style-name="LFO2" style:family="paragraph">
      <style:text-properties fo:font-size="12pt" style:font-size-asian="12pt" style:font-size-complex="16pt"/>
    </style:style>
    <style:style style:name="P25" style:parent-style-name="ListParagraph" style:list-style-name="LFO2" style:family="paragraph">
      <style:text-properties fo:font-size="12pt" style:font-size-asian="12pt" style:font-size-complex="16pt"/>
    </style:style>
    <style:style style:name="P26" style:parent-style-name="ListParagraph" style:list-style-name="LFO2" style:family="paragraph">
      <style:text-properties fo:font-size="12pt" style:font-size-asian="12pt" style:font-size-complex="16pt"/>
    </style:style>
    <style:style style:name="P27" style:parent-style-name="ListParagraph" style:list-style-name="LFO2" style:family="paragraph">
      <style:text-properties fo:font-size="12pt" style:font-size-asian="12pt" style:font-size-complex="16pt"/>
    </style:style>
    <style:style style:name="P28" style:parent-style-name="ListParagraph" style:list-style-name="LFO2" style:family="paragraph">
      <style:text-properties fo:font-size="12pt" style:font-size-asian="12pt" style:font-size-complex="16pt"/>
    </style:style>
    <style:style style:name="P29" style:parent-style-name="ListParagraph" style:list-style-name="LFO2" style:family="paragraph">
      <style:text-properties fo:font-size="12pt" style:font-size-asian="12pt" style:font-size-complex="16pt"/>
    </style:style>
    <style:style style:name="P30" style:parent-style-name="Normal" style:family="paragraph">
      <style:text-properties fo:font-weight="bold" style:font-weight-asian="bold" fo:font-size="12pt" style:font-size-asian="12pt" style:font-size-complex="16pt"/>
    </style:style>
    <style:style style:name="P31" style:parent-style-name="ListParagraph" style:list-style-name="LFO3" style:family="paragraph">
      <style:text-properties fo:font-size="12pt" style:font-size-asian="12pt" style:font-size-complex="16pt"/>
    </style:style>
    <style:style style:name="P32" style:parent-style-name="ListParagraph" style:list-style-name="LFO3" style:family="paragraph">
      <style:text-properties fo:font-size="12pt" style:font-size-asian="12pt" style:font-size-complex="16pt"/>
    </style:style>
    <style:style style:name="P33" style:parent-style-name="ListParagraph" style:list-style-name="LFO3" style:family="paragraph">
      <style:text-properties fo:font-size="12pt" style:font-size-asian="12pt" style:font-size-complex="16pt"/>
    </style:style>
    <style:style style:name="P34" style:parent-style-name="ListParagraph" style:list-style-name="LFO3" style:family="paragraph">
      <style:text-properties fo:font-size="12pt" style:font-size-asian="12pt" style:font-size-complex="16pt"/>
    </style:style>
    <style:style style:name="P35" style:parent-style-name="ListParagraph" style:list-style-name="LFO3" style:family="paragraph">
      <style:text-properties fo:font-size="12pt" style:font-size-asian="12pt" style:font-size-complex="16pt"/>
    </style:style>
    <style:style style:name="P36" style:parent-style-name="ListParagraph" style:list-style-name="LFO3" style:family="paragraph">
      <style:text-properties fo:font-size="12pt" style:font-size-asian="12pt" style:font-size-complex="16pt"/>
    </style:style>
    <style:style style:name="P37" style:parent-style-name="ListParagraph" style:list-style-name="LFO3" style:family="paragraph">
      <style:text-properties fo:font-size="12pt" style:font-size-asian="12pt" style:font-size-complex="16pt"/>
    </style:style>
    <style:style style:name="P38" style:parent-style-name="ListParagraph" style:list-style-name="LFO3" style:family="paragraph">
      <style:text-properties fo:font-size="12pt" style:font-size-asian="12pt" style:font-size-complex="16pt"/>
    </style:style>
    <style:style style:name="P39" style:parent-style-name="ListParagraph" style:list-style-name="LFO3" style:family="paragraph">
      <style:text-properties fo:font-size="12pt" style:font-size-asian="12pt" style:font-size-complex="16pt"/>
    </style:style>
    <style:style style:name="P40" style:parent-style-name="Normal" style:family="paragraph">
      <style:text-properties fo:font-size="12pt" style:font-size-asian="12pt" style:font-size-complex="16pt"/>
    </style:style>
    <style:style style:name="P41" style:parent-style-name="Normal" style:family="paragraph">
      <style:text-properties fo:font-weight="bold" style:font-weight-asian="bold" fo:font-size="14pt" style:font-size-asian="14pt" style:font-size-complex="16pt"/>
    </style:style>
    <style:style style:name="P42" style:parent-style-name="Normal" style:family="paragraph">
      <style:text-properties fo:font-weight="bold" style:font-weight-asian="bold" fo:font-size="14pt" style:font-size-asian="14pt" style:font-size-complex="16pt"/>
    </style:style>
    <style:style style:name="P43" style:parent-style-name="Normal" style:family="paragraph">
      <style:text-properties fo:font-weight="bold" style:font-weight-asian="bold" fo:font-size="12pt" style:font-size-asian="12pt" style:font-size-complex="16pt"/>
    </style:style>
    <style:style style:name="P44" style:parent-style-name="ListParagraph" style:list-style-name="LFO4" style:family="paragraph">
      <style:text-properties fo:font-size="12pt" style:font-size-asian="12pt" style:font-size-complex="16pt"/>
    </style:style>
    <style:style style:name="P45" style:parent-style-name="ListParagraph" style:list-style-name="LFO4" style:family="paragraph">
      <style:text-properties fo:font-size="12pt" style:font-size-asian="12pt" style:font-size-complex="16pt"/>
    </style:style>
    <style:style style:name="P46" style:parent-style-name="ListParagraph" style:list-style-name="LFO4" style:family="paragraph">
      <style:text-properties fo:font-size="12pt" style:font-size-asian="12pt" style:font-size-complex="16pt"/>
    </style:style>
    <style:style style:name="P47" style:parent-style-name="ListParagraph" style:list-style-name="LFO4" style:family="paragraph">
      <style:text-properties fo:font-size="12pt" style:font-size-asian="12pt" style:font-size-complex="16pt"/>
    </style:style>
    <style:style style:name="P48" style:parent-style-name="ListParagraph" style:list-style-name="LFO4" style:family="paragraph">
      <style:text-properties fo:font-size="12pt" style:font-size-asian="12pt" style:font-size-complex="16pt"/>
    </style:style>
    <style:style style:name="P49" style:parent-style-name="ListParagraph" style:list-style-name="LFO4" style:family="paragraph">
      <style:text-properties fo:font-size="12pt" style:font-size-asian="12pt" style:font-size-complex="16pt"/>
    </style:style>
    <style:style style:name="P50" style:parent-style-name="ListParagraph" style:list-style-name="LFO4" style:family="paragraph">
      <style:text-properties fo:font-size="12pt" style:font-size-asian="12pt" style:font-size-complex="16pt"/>
    </style:style>
    <style:style style:name="P51" style:parent-style-name="ListParagraph" style:list-style-name="LFO4" style:family="paragraph">
      <style:text-properties fo:font-size="12pt" style:font-size-asian="12pt" style:font-size-complex="16pt"/>
    </style:style>
    <style:style style:name="P52" style:parent-style-name="ListParagraph" style:list-style-name="LFO4" style:family="paragraph">
      <style:text-properties fo:font-size="12pt" style:font-size-asian="12pt" style:font-size-complex="16pt"/>
    </style:style>
    <style:style style:name="P53" style:parent-style-name="ListParagraph" style:list-style-name="LFO4" style:family="paragraph">
      <style:text-properties fo:font-size="12pt" style:font-size-asian="12pt" style:font-size-complex="16pt"/>
    </style:style>
    <style:style style:name="P54" style:parent-style-name="ListParagraph" style:list-style-name="LFO4" style:family="paragraph">
      <style:text-properties fo:font-size="12pt" style:font-size-asian="12pt" style:font-size-complex="16pt"/>
    </style:style>
    <style:style style:name="P55" style:parent-style-name="ListParagraph" style:list-style-name="LFO4" style:family="paragraph">
      <style:text-properties fo:font-size="12pt" style:font-size-asian="12pt" style:font-size-complex="16pt"/>
    </style:style>
    <style:style style:name="P56" style:parent-style-name="Normal" style:family="paragraph">
      <style:text-properties fo:font-size="12pt" style:font-size-asian="12pt" style:font-size-complex="16pt"/>
    </style:style>
    <style:style style:name="P57" style:parent-style-name="Normal" style:family="paragraph">
      <style:text-properties fo:font-weight="bold" style:font-weight-asian="bold" fo:font-size="12pt" style:font-size-asian="12pt" style:font-size-complex="16pt"/>
    </style:style>
    <style:style style:name="P58" style:parent-style-name="ListParagraph" style:list-style-name="LFO5" style:family="paragraph"/>
    <style:style style:name="T59" style:parent-style-name="DefaultParagraphFont" style:family="text">
      <style:text-properties fo:font-size="12pt" style:font-size-asian="12pt"/>
    </style:style>
    <style:style style:name="P60" style:parent-style-name="ListParagraph" style:list-style-name="LFO5" style:family="paragraph"/>
    <style:style style:name="T61" style:parent-style-name="DefaultParagraphFont" style:family="text">
      <style:text-properties fo:font-size="12pt" style:font-size-asian="12pt"/>
    </style:style>
    <style:style style:name="P62" style:parent-style-name="ListParagraph" style:list-style-name="LFO5" style:family="paragraph"/>
    <style:style style:name="T63" style:parent-style-name="DefaultParagraphFont" style:family="text">
      <style:text-properties fo:font-size="12pt" style:font-size-asian="12pt"/>
    </style:style>
    <style:style style:name="P64" style:parent-style-name="ListParagraph" style:list-style-name="LFO5" style:family="paragraph"/>
    <style:style style:name="T65" style:parent-style-name="DefaultParagraphFont" style:family="text">
      <style:text-properties fo:font-size="12pt" style:font-size-asian="12pt"/>
    </style:style>
    <style:style style:name="P66" style:parent-style-name="ListParagraph" style:list-style-name="LFO5" style:family="paragraph"/>
    <style:style style:name="T67" style:parent-style-name="DefaultParagraphFont" style:family="text">
      <style:text-properties fo:font-size="12pt" style:font-size-asian="12pt"/>
    </style:style>
    <style:style style:name="P68" style:parent-style-name="ListParagraph" style:list-style-name="LFO5" style:family="paragraph"/>
    <style:style style:name="T69" style:parent-style-name="DefaultParagraphFont" style:family="text">
      <style:text-properties fo:font-size="12pt" style:font-size-asian="12pt"/>
    </style:style>
    <style:style style:name="P70" style:parent-style-name="ListParagraph" style:list-style-name="LFO5" style:family="paragraph"/>
    <style:style style:name="T71" style:parent-style-name="DefaultParagraphFont" style:family="text">
      <style:text-properties fo:font-size="12pt" style:font-size-asian="12pt"/>
    </style:style>
    <style:style style:name="P72" style:parent-style-name="ListParagraph" style:list-style-name="LFO5" style:family="paragraph"/>
    <style:style style:name="T73" style:parent-style-name="DefaultParagraphFont" style:family="text">
      <style:text-properties fo:font-size="12pt" style:font-size-asian="12pt"/>
    </style:style>
    <style:style style:name="P74" style:parent-style-name="ListParagraph" style:list-style-name="LFO5" style:family="paragraph"/>
    <style:style style:name="T75" style:parent-style-name="DefaultParagraphFont" style:family="text">
      <style:text-properties fo:font-size="12pt" style:font-size-asian="12pt"/>
    </style:style>
    <style:style style:name="P76" style:parent-style-name="ListParagraph" style:list-style-name="LFO5" style:family="paragraph"/>
    <style:style style:name="T77" style:parent-style-name="DefaultParagraphFont" style:family="text">
      <style:text-properties fo:font-size="12pt" style:font-size-asian="12pt"/>
    </style:style>
    <style:style style:name="P78" style:parent-style-name="ListParagraph" style:list-style-name="LFO5" style:family="paragraph"/>
    <style:style style:name="T79" style:parent-style-name="DefaultParagraphFont" style:family="text">
      <style:text-properties fo:font-size="12pt" style:font-size-asian="12pt"/>
    </style:style>
    <style:style style:name="P80" style:parent-style-name="ListParagraph" style:list-style-name="LFO5" style:family="paragraph"/>
    <style:style style:name="T81" style:parent-style-name="DefaultParagraphFont" style:family="text">
      <style:text-properties fo:font-size="12pt" style:font-size-asian="12pt"/>
    </style:style>
    <style:style style:name="P82" style:parent-style-name="Normal" style:family="paragraph">
      <style:text-properties fo:font-weight="bold" style:font-weight-asian="bold" fo:font-size="14pt" style:font-size-asian="14pt"/>
    </style:style>
    <style:style style:name="P83" style:parent-style-name="ListParagraph" style:list-style-name="LFO6" style:family="paragraph"/>
    <style:style style:name="P84" style:parent-style-name="Normal" style:family="paragraph">
      <style:text-properties fo:font-weight="bold" style:font-weight-asian="bold" fo:font-size="12pt" style:font-size-asian="12pt"/>
    </style:style>
    <style:style style:name="P85" style:parent-style-name="ListParagraph" style:list-style-name="LFO6" style:family="paragraph">
      <style:text-properties fo:font-size="12pt" style:font-size-asian="12pt"/>
    </style:style>
    <style:style style:name="P86" style:parent-style-name="ListParagraph" style:list-style-name="LFO6" style:family="paragraph">
      <style:text-properties fo:font-size="12pt" style:font-size-asian="12pt"/>
    </style:style>
    <style:style style:name="P87" style:parent-style-name="ListParagraph" style:list-style-name="LFO6" style:family="paragraph">
      <style:text-properties fo:font-size="12pt" style:font-size-asian="12pt"/>
    </style:style>
    <style:style style:name="P88" style:parent-style-name="ListParagraph" style:list-style-name="LFO6" style:family="paragraph">
      <style:text-properties fo:font-size="12pt" style:font-size-asian="12pt"/>
    </style:style>
    <style:style style:name="P89" style:parent-style-name="ListParagraph" style:list-style-name="LFO6" style:family="paragraph">
      <style:text-properties fo:font-size="12pt" style:font-size-asian="12pt"/>
    </style:style>
    <style:style style:name="P90" style:parent-style-name="ListParagraph" style:list-style-name="LFO6" style:family="paragraph">
      <style:text-properties fo:font-size="12pt" style:font-size-asian="12pt"/>
    </style:style>
    <style:style style:name="P91" style:parent-style-name="ListParagraph" style:list-style-name="LFO6" style:family="paragraph">
      <style:text-properties fo:font-size="12pt" style:font-size-asian="12pt"/>
    </style:style>
    <style:style style:name="P92" style:parent-style-name="Normal" style:family="paragraph">
      <style:text-properties fo:font-weight="bold" style:font-weight-asian="bold" fo:font-size="12pt" style:font-size-asian="12pt"/>
    </style:style>
    <style:style style:name="P93" style:parent-style-name="ListParagraph" style:list-style-name="LFO7" style:family="paragraph">
      <style:text-properties fo:font-size="12pt" style:font-size-asian="12pt"/>
    </style:style>
    <style:style style:name="P94" style:parent-style-name="ListParagraph" style:list-style-name="LFO7" style:family="paragraph">
      <style:text-properties fo:font-size="12pt" style:font-size-asian="12pt"/>
    </style:style>
    <style:style style:name="P95" style:parent-style-name="ListParagraph" style:list-style-name="LFO7" style:family="paragraph">
      <style:text-properties fo:font-size="12pt" style:font-size-asian="12pt"/>
    </style:style>
    <style:style style:name="P96" style:parent-style-name="ListParagraph" style:list-style-name="LFO7" style:family="paragraph">
      <style:text-properties fo:font-size="12pt" style:font-size-asian="12pt"/>
    </style:style>
    <style:style style:name="P97" style:parent-style-name="ListParagraph" style:list-style-name="LFO7" style:family="paragraph">
      <style:text-properties fo:font-size="12pt" style:font-size-asian="12pt"/>
    </style:style>
    <style:style style:name="P98" style:parent-style-name="ListParagraph" style:list-style-name="LFO7" style:family="paragraph">
      <style:text-properties fo:font-size="12pt" style:font-size-asian="12pt"/>
    </style:style>
    <style:style style:name="P99" style:parent-style-name="Normal" style:family="paragraph">
      <style:text-properties fo:font-weight="bold" style:font-weight-asian="bold" fo:font-size="12pt" style:font-size-asian="12pt"/>
    </style:style>
    <style:style style:name="P100" style:parent-style-name="ListParagraph" style:list-style-name="LFO8" style:family="paragraph"/>
    <style:style style:name="T101" style:parent-style-name="DefaultParagraphFont" style:family="text">
      <style:text-properties fo:font-size="12pt" style:font-size-asian="12pt"/>
    </style:style>
    <style:style style:name="P102" style:parent-style-name="ListParagraph" style:list-style-name="LFO8" style:family="paragraph"/>
    <style:style style:name="T103" style:parent-style-name="DefaultParagraphFont" style:family="text">
      <style:text-properties fo:font-size="12pt" style:font-size-asian="12pt"/>
    </style:style>
    <style:style style:name="P104" style:parent-style-name="ListParagraph" style:list-style-name="LFO8" style:family="paragraph"/>
    <style:style style:name="T105" style:parent-style-name="DefaultParagraphFont" style:family="text">
      <style:text-properties fo:font-size="12pt" style:font-size-asian="12pt"/>
    </style:style>
    <style:style style:name="P106" style:parent-style-name="ListParagraph" style:list-style-name="LFO8" style:family="paragraph"/>
    <style:style style:name="T107" style:parent-style-name="DefaultParagraphFont" style:family="text">
      <style:text-properties fo:font-size="12pt" style:font-size-asian="12pt"/>
    </style:style>
    <style:style style:name="P108" style:parent-style-name="Normal" style:family="paragraph">
      <style:text-properties fo:font-weight="bold" style:font-weight-asian="bold" fo:font-size="12pt" style:font-size-asian="12pt"/>
    </style:style>
    <style:style style:name="P109" style:parent-style-name="ListParagraph" style:list-style-name="LFO9" style:family="paragraph">
      <style:text-properties fo:font-size="12pt" style:font-size-asian="12pt"/>
    </style:style>
    <style:style style:name="P110" style:parent-style-name="ListParagraph" style:list-style-name="LFO9" style:family="paragraph">
      <style:text-properties fo:font-size="12pt" style:font-size-asian="12pt"/>
    </style:style>
    <style:style style:name="P111" style:parent-style-name="ListParagraph" style:list-style-name="LFO9" style:family="paragraph">
      <style:text-properties fo:font-size="12pt" style:font-size-asian="12pt"/>
    </style:style>
    <style:style style:name="P112" style:parent-style-name="Normal" style:family="paragraph">
      <style:text-properties fo:font-weight="bold" style:font-weight-asian="bold" fo:font-size="12pt" style:font-size-asian="12pt"/>
    </style:style>
    <style:style style:name="P113" style:parent-style-name="ListParagraph" style:list-style-name="LFO10" style:family="paragraph">
      <style:text-properties fo:font-size="12pt" style:font-size-asian="12pt"/>
    </style:style>
    <style:style style:name="P114" style:parent-style-name="ListParagraph" style:list-style-name="LFO10" style:family="paragraph">
      <style:text-properties fo:font-size="12pt" style:font-size-asian="12pt"/>
    </style:style>
    <style:style style:name="P115" style:parent-style-name="ListParagraph" style:list-style-name="LFO10" style:family="paragraph">
      <style:text-properties fo:font-size="12pt" style:font-size-asian="12pt"/>
    </style:style>
    <style:style style:name="P116" style:parent-style-name="ListParagraph" style:list-style-name="LFO10" style:family="paragraph">
      <style:text-properties fo:font-size="12pt" style:font-size-asian="12pt"/>
    </style:style>
    <style:style style:name="P117" style:parent-style-name="ListParagraph" style:list-style-name="LFO10" style:family="paragraph">
      <style:text-properties fo:font-size="12pt" style:font-size-asian="12pt"/>
    </style:style>
    <style:style style:name="P118" style:parent-style-name="ListParagraph" style:list-style-name="LFO10" style:family="paragraph">
      <style:text-properties fo:font-size="12pt" style:font-size-asian="12pt"/>
    </style:style>
    <style:style style:name="P119" style:parent-style-name="ListParagraph" style:list-style-name="LFO10" style:family="paragraph">
      <style:text-properties fo:font-size="12pt" style:font-size-asian="12pt"/>
    </style:style>
    <style:style style:name="P120" style:parent-style-name="ListParagraph" style:list-style-name="LFO10" style:family="paragraph">
      <style:text-properties fo:font-size="12pt" style:font-size-asian="12pt"/>
    </style:style>
    <style:style style:name="P121" style:parent-style-name="ListParagraph" style:list-style-name="LFO10" style:family="paragraph">
      <style:text-properties fo:font-size="12pt" style:font-size-asian="12pt"/>
    </style:style>
    <style:style style:name="P122" style:parent-style-name="ListParagraph" style:list-style-name="LFO10" style:family="paragraph">
      <style:text-properties fo:font-size="12pt" style:font-size-asian="12pt"/>
    </style:style>
    <style:style style:name="P123" style:parent-style-name="ListParagraph" style:list-style-name="LFO10" style:family="paragraph">
      <style:text-properties fo:font-size="12pt" style:font-size-asian="12pt"/>
    </style:style>
    <style:style style:name="P124" style:parent-style-name="ListParagraph" style:list-style-name="LFO10" style:family="paragraph">
      <style:text-properties fo:font-size="12pt" style:font-size-asian="12pt"/>
    </style:style>
    <style:style style:name="P125" style:parent-style-name="ListParagraph" style:list-style-name="LFO10" style:family="paragraph">
      <style:text-properties fo:font-size="12pt" style:font-size-asian="12pt"/>
    </style:style>
    <style:style style:name="P126" style:parent-style-name="Normal" style:family="paragraph">
      <style:text-properties fo:font-weight="bold" style:font-weight-asian="bold" fo:font-size="12pt" style:font-size-asian="12pt"/>
    </style:style>
    <style:style style:name="P127" style:parent-style-name="ListParagraph" style:list-style-name="LFO11" style:family="paragraph">
      <style:text-properties fo:font-size="12pt" style:font-size-asian="12pt"/>
    </style:style>
    <style:style style:name="P128" style:parent-style-name="ListParagraph" style:list-style-name="LFO11" style:family="paragraph">
      <style:text-properties fo:font-size="12pt" style:font-size-asian="12pt"/>
    </style:style>
    <style:style style:name="P129" style:parent-style-name="ListParagraph" style:list-style-name="LFO11" style:family="paragraph">
      <style:text-properties fo:font-size="12pt" style:font-size-asian="12pt"/>
    </style:style>
    <style:style style:name="P130" style:parent-style-name="ListParagraph" style:list-style-name="LFO11" style:family="paragraph">
      <style:text-properties fo:font-size="12pt" style:font-size-asian="12pt"/>
    </style:style>
    <style:style style:name="P131" style:parent-style-name="ListParagraph" style:list-style-name="LFO11" style:family="paragraph">
      <style:text-properties fo:font-size="12pt" style:font-size-asian="12pt"/>
    </style:style>
    <style:style style:name="P132" style:parent-style-name="ListParagraph" style:list-style-name="LFO11" style:family="paragraph">
      <style:text-properties fo:font-size="12pt" style:font-size-asian="12pt"/>
    </style:style>
    <style:style style:name="P133" style:parent-style-name="ListParagraph" style:list-style-name="LFO11" style:family="paragraph">
      <style:text-properties fo:font-size="12pt" style:font-size-asian="12pt"/>
    </style:style>
    <style:style style:name="P134" style:parent-style-name="ListParagraph" style:list-style-name="LFO11" style:family="paragraph">
      <style:text-properties fo:font-size="12pt" style:font-size-asian="12pt"/>
    </style:style>
    <style:style style:name="P135" style:parent-style-name="ListParagraph" style:list-style-name="LFO11" style:family="paragraph">
      <style:text-properties fo:font-size="12pt" style:font-size-asian="12pt"/>
    </style:style>
    <style:style style:name="P136" style:parent-style-name="ListParagraph" style:list-style-name="LFO11" style:family="paragraph">
      <style:text-properties fo:font-size="12pt" style:font-size-asian="12pt"/>
    </style:style>
    <style:style style:name="P137" style:parent-style-name="ListParagraph" style:list-style-name="LFO11" style:family="paragraph">
      <style:text-properties fo:font-size="12pt" style:font-size-asian="12pt"/>
    </style:style>
    <style:style style:name="P138" style:parent-style-name="ListParagraph" style:list-style-name="LFO11" style:family="paragraph">
      <style:text-properties fo:font-size="12pt" style:font-size-asian="12pt"/>
    </style:style>
    <style:style style:name="P139" style:parent-style-name="ListParagraph" style:list-style-name="LFO11" style:family="paragraph">
      <style:text-properties fo:font-size="12pt" style:font-size-asian="12pt"/>
    </style:style>
    <style:style style:name="P140" style:parent-style-name="ListParagraph" style:list-style-name="LFO11" style:family="paragraph">
      <style:text-properties fo:font-size="12pt" style:font-size-asian="12pt"/>
    </style:style>
    <style:style style:name="P141" style:parent-style-name="Normal" style:family="paragraph">
      <style:text-properties fo:font-weight="bold" style:font-weight-asian="bold" fo:font-size="12pt" style:font-size-asian="12pt"/>
    </style:style>
    <style:style style:name="P142" style:parent-style-name="ListParagraph" style:list-style-name="LFO12" style:family="paragraph">
      <style:text-properties fo:font-size="12pt" style:font-size-asian="12pt"/>
    </style:style>
    <style:style style:name="P143" style:parent-style-name="ListParagraph" style:list-style-name="LFO12" style:family="paragraph">
      <style:text-properties fo:font-size="12pt" style:font-size-asian="12pt"/>
    </style:style>
    <style:style style:name="P144" style:parent-style-name="ListParagraph" style:list-style-name="LFO12" style:family="paragraph">
      <style:text-properties fo:font-size="12pt" style:font-size-asian="12pt"/>
    </style:style>
    <style:style style:name="P145" style:parent-style-name="ListParagraph" style:list-style-name="LFO12" style:family="paragraph">
      <style:text-properties fo:font-size="12pt" style:font-size-asian="12pt"/>
    </style:style>
    <style:style style:name="P146" style:parent-style-name="Normal" style:family="paragraph">
      <style:text-properties fo:font-weight="bold" style:font-weight-asian="bold" fo:font-size="12pt" style:font-size-asian="12pt"/>
    </style:style>
    <style:style style:name="P147" style:parent-style-name="ListParagraph" style:list-style-name="LFO13" style:family="paragraph">
      <style:text-properties fo:font-size="12pt" style:font-size-asian="12pt"/>
    </style:style>
    <style:style style:name="P148" style:parent-style-name="ListParagraph" style:list-style-name="LFO13" style:family="paragraph">
      <style:text-properties fo:font-size="12pt" style:font-size-asian="12pt"/>
    </style:style>
    <style:style style:name="P149" style:parent-style-name="ListParagraph" style:list-style-name="LFO13" style:family="paragraph">
      <style:text-properties fo:font-size="12pt" style:font-size-asian="12pt"/>
    </style:style>
    <style:style style:name="P150" style:parent-style-name="ListParagraph" style:list-style-name="LFO13" style:family="paragraph">
      <style:text-properties fo:font-size="12pt" style:font-size-asian="12pt"/>
    </style:style>
    <style:style style:name="P151" style:parent-style-name="ListParagraph" style:list-style-name="LFO13" style:family="paragraph">
      <style:text-properties fo:font-size="12pt" style:font-size-asian="12pt"/>
    </style:style>
    <style:style style:name="P152" style:parent-style-name="ListParagraph" style:list-style-name="LFO13" style:family="paragraph">
      <style:text-properties fo:font-size="12pt" style:font-size-asian="12pt"/>
    </style:style>
    <style:style style:name="P153" style:parent-style-name="ListParagraph" style:list-style-name="LFO13" style:family="paragraph">
      <style:text-properties fo:font-size="12pt" style:font-size-asian="12pt"/>
    </style:style>
    <style:style style:name="P154" style:parent-style-name="Normal" style:family="paragraph">
      <style:text-properties fo:font-weight="bold" style:font-weight-asian="bold" fo:font-size="12pt" style:font-size-asian="12pt"/>
    </style:style>
    <style:style style:name="P155" style:parent-style-name="ListParagraph" style:list-style-name="LFO14" style:family="paragraph">
      <style:text-properties fo:font-size="12pt" style:font-size-asian="12pt"/>
    </style:style>
    <style:style style:name="P156" style:parent-style-name="ListParagraph" style:list-style-name="LFO14" style:family="paragraph">
      <style:text-properties fo:font-size="12pt" style:font-size-asian="12pt"/>
    </style:style>
    <style:style style:name="P157" style:parent-style-name="ListParagraph" style:list-style-name="LFO14" style:family="paragraph">
      <style:text-properties fo:font-size="12pt" style:font-size-asian="12pt"/>
    </style:style>
    <style:style style:name="P158" style:parent-style-name="ListParagraph" style:list-style-name="LFO14" style:family="paragraph">
      <style:text-properties fo:font-size="12pt" style:font-size-asian="12pt"/>
    </style:style>
    <style:style style:name="P159" style:parent-style-name="Normal" style:family="paragraph">
      <style:text-properties fo:font-weight="bold" style:font-weight-asian="bold" fo:font-size="12pt" style:font-size-asian="12pt"/>
    </style:style>
    <style:style style:name="P160" style:parent-style-name="ListParagraph" style:list-style-name="LFO15" style:family="paragraph"/>
    <style:style style:name="T161" style:parent-style-name="DefaultParagraphFont" style:family="text">
      <style:text-properties fo:font-size="12pt" style:font-size-asian="12pt"/>
    </style:style>
    <style:style style:name="P162" style:parent-style-name="ListParagraph" style:list-style-name="LFO15" style:family="paragraph"/>
    <style:style style:name="T163" style:parent-style-name="DefaultParagraphFont" style:family="text">
      <style:text-properties fo:font-size="12pt" style:font-size-asian="12pt"/>
    </style:style>
    <style:style style:name="P164" style:parent-style-name="ListParagraph" style:list-style-name="LFO15" style:family="paragraph"/>
    <style:style style:name="T165" style:parent-style-name="DefaultParagraphFont" style:family="text">
      <style:text-properties fo:font-size="12pt" style:font-size-asian="12pt"/>
    </style:style>
    <style:style style:name="T166" style:parent-style-name="DefaultParagraphFont" style:family="text">
      <style:text-properties fo:font-size="12pt" style:font-size-asian="12pt"/>
    </style:style>
    <style:style style:name="P167" style:parent-style-name="ListParagraph" style:list-style-name="LFO15" style:family="paragraph"/>
    <style:style style:name="T168" style:parent-style-name="DefaultParagraphFont" style:family="text">
      <style:text-properties fo:font-size="12pt" style:font-size-asian="12pt"/>
    </style:style>
    <style:style style:name="P169" style:parent-style-name="ListParagraph" style:list-style-name="LFO15" style:family="paragraph"/>
    <style:style style:name="T170" style:parent-style-name="DefaultParagraphFont" style:family="text">
      <style:text-properties fo:font-size="12pt" style:font-size-asian="12pt"/>
    </style:style>
    <style:style style:name="P171" style:parent-style-name="ListParagraph" style:list-style-name="LFO15" style:family="paragraph"/>
    <style:style style:name="T172" style:parent-style-name="DefaultParagraphFont" style:family="text">
      <style:text-properties fo:font-size="12pt" style:font-size-asian="12pt"/>
    </style:style>
    <style:style style:name="P173" style:parent-style-name="ListParagraph" style:list-style-name="LFO15" style:family="paragraph"/>
    <style:style style:name="T174" style:parent-style-name="DefaultParagraphFont" style:family="text">
      <style:text-properties fo:font-size="12pt" style:font-size-asian="12pt"/>
    </style:style>
    <style:style style:name="P175" style:parent-style-name="ListParagraph" style:list-style-name="LFO15" style:family="paragraph"/>
    <style:style style:name="T176" style:parent-style-name="DefaultParagraphFont" style:family="text">
      <style:text-properties fo:font-size="12pt" style:font-size-asian="12pt"/>
    </style:style>
    <style:style style:name="P177" style:parent-style-name="Normal" style:family="paragraph">
      <style:text-properties fo:font-weight="bold" style:font-weight-asian="bold" fo:font-size="12pt" style:font-size-asian="12pt"/>
    </style:style>
    <style:style style:name="P178" style:parent-style-name="ListParagraph" style:list-style-name="LFO16" style:family="paragraph">
      <style:text-properties fo:font-size="12pt" style:font-size-asian="12pt"/>
    </style:style>
    <style:style style:name="P179" style:parent-style-name="ListParagraph" style:list-style-name="LFO16" style:family="paragraph">
      <style:text-properties fo:font-size="12pt" style:font-size-asian="12pt"/>
    </style:style>
    <style:style style:name="P180" style:parent-style-name="ListParagraph" style:list-style-name="LFO16" style:family="paragraph">
      <style:text-properties fo:font-size="12pt" style:font-size-asian="12pt"/>
    </style:style>
    <style:style style:name="P181" style:parent-style-name="ListParagraph" style:list-style-name="LFO16" style:family="paragraph">
      <style:text-properties fo:font-size="12pt" style:font-size-asian="12pt"/>
    </style:style>
    <style:style style:name="P182" style:parent-style-name="ListParagraph" style:list-style-name="LFO16" style:family="paragraph">
      <style:text-properties fo:font-size="12pt" style:font-size-asian="12pt"/>
    </style:style>
    <style:style style:name="P183" style:parent-style-name="Normal" style:family="paragraph">
      <style:text-properties fo:font-weight="bold" style:font-weight-asian="bold" fo:font-size="12pt" style:font-size-asian="12pt"/>
    </style:style>
    <style:style style:name="P184" style:parent-style-name="ListParagraph" style:list-style-name="LFO17" style:family="paragraph"/>
    <style:style style:name="T185" style:parent-style-name="DefaultParagraphFont" style:family="text">
      <style:text-properties fo:font-size="12pt" style:font-size-asian="12pt"/>
    </style:style>
    <style:style style:name="P186" style:parent-style-name="ListParagraph" style:list-style-name="LFO17" style:family="paragraph"/>
    <style:style style:name="T187" style:parent-style-name="DefaultParagraphFont" style:family="text">
      <style:text-properties fo:font-size="12pt" style:font-size-asian="12pt"/>
    </style:style>
    <style:style style:name="P188" style:parent-style-name="ListParagraph" style:list-style-name="LFO17" style:family="paragraph"/>
    <style:style style:name="T189" style:parent-style-name="DefaultParagraphFont" style:family="text">
      <style:text-properties fo:font-size="12pt" style:font-size-asian="12pt"/>
    </style:style>
    <style:style style:name="P190" style:parent-style-name="ListParagraph" style:list-style-name="LFO17" style:family="paragraph"/>
    <style:style style:name="T191" style:parent-style-name="DefaultParagraphFont" style:family="text">
      <style:text-properties fo:font-size="12pt" style:font-size-asian="12pt"/>
    </style:style>
    <style:style style:name="P192" style:parent-style-name="ListParagraph" style:list-style-name="LFO17" style:family="paragraph"/>
    <style:style style:name="T193" style:parent-style-name="DefaultParagraphFont" style:family="text">
      <style:text-properties fo:font-size="12pt" style:font-size-asian="12pt"/>
    </style:style>
    <style:style style:name="P194" style:parent-style-name="ListParagraph" style:list-style-name="LFO17" style:family="paragraph"/>
    <style:style style:name="T195" style:parent-style-name="DefaultParagraphFont" style:family="text">
      <style:text-properties fo:font-size="12pt" style:font-size-asian="12pt"/>
    </style:style>
    <style:style style:name="P196" style:parent-style-name="ListParagraph" style:list-style-name="LFO17" style:family="paragraph"/>
    <style:style style:name="T197" style:parent-style-name="DefaultParagraphFont" style:family="text">
      <style:text-properties fo:font-size="12pt" style:font-size-asian="12pt"/>
    </style:style>
    <style:style style:name="P198" style:parent-style-name="ListParagraph" style:list-style-name="LFO17" style:family="paragraph"/>
    <style:style style:name="T199" style:parent-style-name="DefaultParagraphFont" style:family="text">
      <style:text-properties fo:font-size="12pt" style:font-size-asian="12pt"/>
    </style:style>
    <style:style style:name="P200" style:parent-style-name="ListParagraph" style:list-style-name="LFO17" style:family="paragraph"/>
    <style:style style:name="T201" style:parent-style-name="DefaultParagraphFont" style:family="text">
      <style:text-properties fo:font-size="12pt" style:font-size-asian="12pt"/>
    </style:style>
    <style:style style:name="P202" style:parent-style-name="ListParagraph" style:list-style-name="LFO17" style:family="paragraph"/>
    <style:style style:name="T203" style:parent-style-name="DefaultParagraphFont" style:family="text">
      <style:text-properties fo:font-size="12pt" style:font-size-asian="12pt"/>
    </style:style>
    <style:style style:name="P204" style:parent-style-name="ListParagraph" style:list-style-name="LFO17" style:family="paragraph"/>
    <style:style style:name="T205" style:parent-style-name="DefaultParagraphFont" style:family="text">
      <style:text-properties fo:font-size="12pt" style:font-size-asian="12pt"/>
    </style:style>
    <style:style style:name="P206" style:parent-style-name="Normal" style:family="paragraph">
      <style:text-properties fo:font-weight="bold" style:font-weight-asian="bold" fo:font-size="12pt" style:font-size-asian="12pt"/>
    </style:style>
    <style:style style:name="P207" style:parent-style-name="ListParagraph" style:list-style-name="LFO18" style:family="paragraph">
      <style:text-properties fo:font-size="12pt" style:font-size-asian="12pt"/>
    </style:style>
    <style:style style:name="P208" style:parent-style-name="ListParagraph" style:list-style-name="LFO18" style:family="paragraph">
      <style:text-properties fo:font-size="12pt" style:font-size-asian="12pt"/>
    </style:style>
    <style:style style:name="P209" style:parent-style-name="ListParagraph" style:list-style-name="LFO18" style:family="paragraph">
      <style:text-properties fo:font-size="12pt" style:font-size-asian="12pt"/>
    </style:style>
    <style:style style:name="P210" style:parent-style-name="ListParagraph" style:list-style-name="LFO18" style:family="paragraph">
      <style:text-properties fo:font-size="12pt" style:font-size-asian="12pt"/>
    </style:style>
  </office:automatic-styles>
  <office:body>
    <office:text text:use-soft-page-breaks="true">
      <text:p text:style-name="P1">Marchington and Wilkinson Chapter 6 – The Role of the HR Function in Changing Times</text:p>
      <text:p text:style-name="P2">Intro</text:p>
      <text:list text:style-name="LFO1" text:continue-numbering="true">
        <text:list-item>
          <text:p text:style-name="P3"><text:span text:style-name="T4">Sometimes the hr function is regarded as the conscience of employers, there to ensure that the</text:span><text:span text:style-name="T5"><text:s/>pursuit of more productive and efficient work does not ignore the human dimension.</text:span></text:p>
        </text:list-item>
        <text:list-item>
          <text:p text:style-name="P6"><text:span text:style-name="T7">Professionalism also relates to how orgs can achieve greater productivity and efficiency thourgh the adoption of up to date and proven hr practices as well as making a cont</text:span><text:span text:style-name="T8">ribution to societal goals<text:s/></text:span></text:p>
        </text:list-item>
        <text:list-item>
          <text:p text:style-name="P9"><text:span text:style-name="T10">Hrm often seen as ambiguous and beset with tensions between caring and thr control elemtns</text:span></text:p>
        </text:list-item>
        <text:list-item>
          <text:p text:style-name="P11"><text:span text:style-name="T12">Hr practitionares often seen as intermediaries between managers and employees</text:span></text:p>
        </text:list-item>
        <text:list-item>
          <text:p text:style-name="P13"><text:span text:style-name="T14">We exaimine how the hr function can be structured to offer<text:s/></text:span><text:span text:style-name="T15">the best possible service to its internal nad external customers</text:span></text:p>
        </text:list-item>
      </text:list>
      <text:p text:style-name="P16"/>
      <text:p text:style-name="P17">The development of hr as a specialist function</text:p>
      <text:p text:style-name="P18"/>
      <text:p text:style-name="P19">The emergence of the personnel function</text:p>
      <text:list text:style-name="LFO2" text:continue-numbering="true">
        <text:list-item>
          <text:p text:style-name="P20">Wide range of activities is included within boundaries of hrm, early roots were in welfare</text:p>
        </text:list-item>
        <text:list-item>
          <text:p text:style-name="P21">Keen to improve working conditions and provide employees with assistance</text:p>
        </text:list-item>
        <text:list-item>
          <text:p text:style-name="P22">Reforms were implemented within a clear framework, tight controls in discipline, time keeping and output</text:p>
        </text:list-item>
        <text:list-item>
          <text:p text:style-name="P23">Apart from welfare the others are:</text:p>
          <text:list text:continue-numbering="true">
            <text:list-item>
              <text:p text:style-name="P24">Administration- dealing with job applications, organising induction progs and maintaining employee records</text:p>
            </text:list-item>
            <text:list-item>
              <text:p text:style-name="P25">Negotiation – between trade unions</text:p>
            </text:list-item>
            <text:list-item>
              <text:p text:style-name="P26">Legal expertise – employment law more widespread</text:p>
            </text:list-item>
            <text:list-item>
              <text:p text:style-name="P27">Organisation development – central to hr due to importance of change mangemenet, learning and org culture</text:p>
            </text:list-item>
            <text:list-item>
              <text:p text:style-name="P28">Business<text:s/>partner- hr function is prominent at senior levels in the org</text:p>
            </text:list-item>
          </text:list>
        </text:list-item>
        <text:list-item>
          <text:p text:style-name="P29">Tensions can occure between parts of hr function especially if it is highly specilaised and differentiated</text:p>
        </text:list-item>
      </text:list>
      <text:p text:style-name="P30">Development of the profession</text:p>
      <text:list text:style-name="LFO3" text:continue-numbering="true">
        <text:list-item>
          <text:p text:style-name="P31">Started at conference of welfare worekrs in York, numbers<text:s/>grown since then</text:p>
        </text:list-item>
        <text:list-item>
          <text:p text:style-name="P32">The chartered institute of personnel and development CIPD has over 130k members</text:p>
        </text:list-item>
        <text:list-item>
          <text:p text:style-name="P33">Cipd mission to</text:p>
          <text:list text:continue-numbering="true">
            <text:list-item>
              <text:p text:style-name="P34">Lead in dev and promotion of good practice in filed of mang and develop of people</text:p>
            </text:list-item>
            <text:list-item>
              <text:p text:style-name="P35">Serve the prof interests of members</text:p>
            </text:list-item>
            <text:list-item>
              <text:p text:style-name="P36">Uphod the highest ideals<text:s/>in the mang and devl of people</text:p>
            </text:list-item>
          </text:list>
        </text:list-item>
        <text:list-item>
          <text:p text:style-name="P37">Provides standards to be met by all aspiring members</text:p>
        </text:list-item>
        <text:list-item>
          <text:p text:style-name="P38">Managers in hrm are not required to gain professional qulaifications before geing able to practise</text:p>
        </text:list-item>
        <text:list-item>
          <text:p text:style-name="P39">Line mangers also have resp for hmr which reduces the influence of hr specialists<text:s/></text:p>
        </text:list-item>
      </text:list>
      <text:p text:style-name="P40"/>
      <text:p text:style-name="P41">Analysing the role of the hr function</text:p>
      <text:p text:style-name="P42"/>
      <text:p text:style-name="P43">Models from various authors</text:p>
      <text:list text:style-name="LFO4" text:continue-numbering="true">
        <text:list-item>
          <text:p text:style-name="P44">Argue that there are discrete roles which are logically distinct from one another whilst others regard the different categories as cumulative, with each role building upon the<text:s/>previous one.</text:p>
        </text:list-item>
        <text:list-item>
          <text:p text:style-name="P45">Others suggest that individuals or departments display multiple roles, so it is possible for more than one category to exist in any org at the same time</text:p>
        </text:list-item>
        <text:list-item>
          <text:p text:style-name="P46">Each of the categoirsations explicity or implicitly assesse whether or not the hr function enhances its standing within the org</text:p>
        </text:list-item>
        <text:list-item>
          <text:p text:style-name="P47">One of best models by legge, argued that personnel mangers could adopt one of three strategis to gain power and influence within their org, first is conforminst innovation whereby hr mangers relate <text:s/>their work clearly<text:s/>to the dominant values and norms in org</text:p>
        </text:list-item>
        <text:list-item>
          <text:p text:style-name="P48">Contractsted with deviant innovation where hr subscribes to different set of norms gaining credibility and support for ideas driven by social values</text:p>
        </text:list-item>
        <text:list-item>
          <text:p text:style-name="P49">Finally the problem solver in which the hr contribution is assessed thoruhg its ability to identify and resolve problems for the employer</text:p>
        </text:list-item>
        <text:list-item>
          <text:p text:style-name="P50">Tyson and fells building site model- planning time, degree of discretion exercised and extent to which it shapes org culturewilkinson and marcington – fourfold map based on 1, the degree to which hr is strategic or operational, 2 the extent to which it intervens and has a high profile</text:p>
        </text:list-item>
        <text:list-item>
          <text:p text:style-name="P51">Most sig role here is the change agent,as this aims to creat strong and proactive hr culture.</text:p>
        </text:list-item>
        <text:list-item>
          <text:p text:style-name="P52">Most common role is advisor, main aspect of their work, help<text:s/>shape hrm by provision of cabinet office support</text:p>
        </text:list-item>
        <text:list-item>
          <text:p text:style-name="P53">Thirs is service provide- responds to routine problems from line managers.</text:p>
        </text:list-item>
        <text:list-item>
          <text:p text:style-name="P54">Finally regulator role prominent in dealings with trade unions or other funciotns internal or external</text:p>
        </text:list-item>
        <text:list-item>
          <text:p text:style-name="P55">Dangers with each role, eg<text:s/>change agent costs may be incurred</text:p>
        </text:list-item>
      </text:list>
      <text:p text:style-name="P56"/>
      <text:p text:style-name="P57">Business partners and the three legged stool</text:p>
      <text:list text:style-name="LFO5" text:continue-numbering="true">
        <text:list-item>
          <text:p text:style-name="P58"><text:span text:style-name="T59">Hr is often ineffective, incompetent and costly, it is vale sapping, quote</text:span></text:p>
        </text:list-item>
        <text:list-item>
          <text:p text:style-name="P60"><text:span text:style-name="T61">To improve its reputation Ulrich argued that hr needed to adopt the following roles</text:span></text:p>
          <text:list text:continue-numbering="true">
            <text:list-item>
              <text:p text:style-name="P62"><text:span text:style-name="T63">Employee advocate- hr acts as voice for employees</text:span></text:p>
            </text:list-item>
            <text:list-item>
              <text:p text:style-name="P64"><text:span text:style-name="T65">Functional expert- hr possesses a body of knowledge about managing and developing people</text:span></text:p>
            </text:list-item>
            <text:list-item>
              <text:p text:style-name="P66"><text:span text:style-name="T67">Human capital developer- hr has to reinforce the need to see employees as critical assets and<text:s/></text:span></text:p>
            </text:list-item>
            <text:list-item>
              <text:p text:style-name="P68"><text:span text:style-name="T69">Strategic partner- partner to line managers at all levels in strategy formulation and execution</text:span></text:p>
            </text:list-item>
            <text:list-item>
              <text:p text:style-name="P70"><text:span text:style-name="T71">Hr leader – hr leasers value and own their own functinon</text:span></text:p>
            </text:list-item>
          </text:list>
        </text:list-item>
        <text:list-item>
          <text:p text:style-name="P72"><text:span text:style-name="T73">Attempts to implement this system were partially successful because</text:span></text:p>
          <text:list text:continue-numbering="true">
            <text:list-item>
              <text:p text:style-name="P74"><text:span text:style-name="T75">Off the shelf implementation of a new hr structure without sufficient though as to its use</text:span></text:p>
            </text:list-item>
            <text:list-item>
              <text:p text:style-name="P76"><text:span text:style-name="T77">Fragmentation of hr structures due to alck of car e about the boundaries between different components of model</text:span></text:p>
            </text:list-item>
            <text:list-item>
              <text:p text:style-name="P78"><text:span text:style-name="T79">Insufficient attention of the new skill sets required to run the three legged stool structure</text:span></text:p>
            </text:list-item>
            <text:list-item>
              <text:p text:style-name="P80"><text:span text:style-name="T81">A gap in the middle between business partners moving on to executive work and cetres of expertise to advisory work</text:span></text:p>
            </text:list-item>
          </text:list>
        </text:list-item>
      </text:list>
      <text:p text:style-name="Normal"/>
      <text:p text:style-name="P82">New forms of deliver; outsourcing, shared<text:s/>service<text:s/>centers and e-hrm</text:p>
      <text:list text:style-name="LFO6" text:continue-numbering="true">
        <text:list-item>
          <text:p text:style-name="P83">Some services are outsourced</text:p>
        </text:list-item>
      </text:list>
      <text:p text:style-name="P84">Outsourcing hr</text:p>
      <text:list text:style-name="LFO6" text:continue-numbering="true">
        <text:list-item>
          <text:p text:style-name="P85">Now a key component of hr service delivery mix</text:p>
        </text:list-item>
        <text:list-item>
          <text:p text:style-name="P86">Rise in spend on hr consulting</text:p>
        </text:list-item>
        <text:list-item>
          <text:p text:style-name="P87">Activites like payroll and legal issures are likely to be outsourced though even here only around on third of the org responed to survey</text:p>
        </text:list-item>
        <text:list-item>
          <text:p text:style-name="P88">Training, recruitment and selection normally stay in housr</text:p>
        </text:list-item>
        <text:list-item>
          <text:p text:style-name="P89">Transactional work most likely to be outsourced</text:p>
        </text:list-item>
        <text:list-item>
          <text:p text:style-name="P90">Decisions to outsource dpend on factors such or org size and complexity, product market uncertainty and importance of hr strategy to org</text:p>
        </text:list-item>
        <text:list-item>
          <text:p text:style-name="P91">Three main forces that lead to new forms of service delivery: saving costs and shifting risk, gaining external experstise unavailable in house and providing independent views</text:p>
        </text:list-item>
      </text:list>
      <text:p text:style-name="P92">Saving costs and shifting risk</text:p>
      <text:list text:style-name="LFO7" text:continue-numbering="true">
        <text:list-item>
          <text:p text:style-name="P93">Typically uses transaction costs or rbv of firm in assessing whetehr to make or buy on gournds of the relative costs and benefits involved.</text:p>
        </text:list-item>
        <text:list-item>
          <text:p text:style-name="P94">In early stages extra costs are incurred in terms of time as well as money</text:p>
        </text:list-item>
        <text:list-item>
          <text:p text:style-name="P95">In theory if employers aren’t happy with the service provided it is easier to terminate the contract with an outsourcing company than with in house staff</text:p>
        </text:list-item>
        <text:list-item>
          <text:p text:style-name="P96">Difficutl to secure performance improvements once standards have fallen and may be costly to terminate contract</text:p>
        </text:list-item>
        <text:list-item>
          <text:p text:style-name="P97">Intended to increase flexibility, outsourcing can sometimes add new rigidities that are hard to shift</text:p>
        </text:list-item>
        <text:list-item>
          <text:p text:style-name="P98">Cost of putting tender together aswell as monitoring perf with contract</text:p>
        </text:list-item>
      </text:list>
      <text:p text:style-name="P99">Gaining external expertise not available in house</text:p>
      <text:list text:style-name="LFO8" text:continue-numbering="true">
        <text:list-item>
          <text:p text:style-name="P100"><text:span text:style-name="T101">Assistance usually available from a specilaiset consulting firm or leading academic</text:span></text:p>
        </text:list-item>
        <text:list-item>
          <text:p text:style-name="P102"><text:span text:style-name="T103">You outsource when someone else can perform the activity better than you</text:span></text:p>
        </text:list-item>
        <text:list-item>
          <text:p text:style-name="P104"><text:span text:style-name="T105">If contracting out hr means that expertise is no longer retained in house and there <text:s/>is aloss of internal synergy if latge parts of the function are outsource</text:span></text:p>
        </text:list-item>
        <text:list-item>
          <text:p text:style-name="P106"><text:span text:style-name="T107">Reduces the capability of hr within the org</text:span></text:p>
        </text:list-item>
      </text:list>
      <text:p text:style-name="P108">Indepdence from internal pressures</text:p>
      <text:list text:style-name="LFO9" text:continue-numbering="true">
        <text:list-item>
          <text:p text:style-name="P109">Consultants are regarded as independent from the org and able to provide an expertise that is free from internal influence</text:p>
        </text:list-item>
        <text:list-item>
          <text:p text:style-name="P110">Can be helpful in complex and multifaceted situations</text:p>
        </text:list-item>
        <text:list-item>
          <text:p text:style-name="P111">Being external means less understaning of workplace culture and traditiosn</text:p>
        </text:list-item>
      </text:list>
      <text:p text:style-name="P112">Shared service centers sscs</text:p>
      <text:list text:style-name="LFO10" text:continue-numbering="true">
        <text:list-item>
          <text:p text:style-name="P113">Shared service centre a model which derives form the finance function in the usa</text:p>
        </text:list-item>
        <text:list-item>
          <text:p text:style-name="P114">Made up of small group of hr pros at corporate levels that drive the strategic vision of the org while a call cetnre is set up to give advice to line managers</text:p>
        </text:list-item>
        <text:list-item>
          <text:p text:style-name="P115">Three broad forms</text:p>
          <text:list text:continue-numbering="true">
            <text:list-item>
              <text:p text:style-name="P116">An in house function that operates solely as the internal market for the provision of hr service across a multi site org, <text:s/>can either convert hr advice within a single country or across a range of coutnreis within a large ares</text:p>
            </text:list-item>
            <text:list-item>
              <text:p text:style-name="P117">An in house unit providing services to staff within the org but also operation on the open market to other orgs looking for hr service</text:p>
            </text:list-item>
            <text:list-item>
              <text:p text:style-name="P118">A specialist firm providing advice to serveral employess that cooperate due to geo proximity or prior org links.</text:p>
            </text:list-item>
          </text:list>
        </text:list-item>
        <text:list-item>
          <text:p text:style-name="P119">Major gains include; more efficient processes and economics of scale in staffing and resources, higher customer sat, more integrated total solutions to problems. Better mang info systems, better monitoring of hr contribution due to transparency of cost, imporved levels of inter group leraning</text:p>
        </text:list-item>
        <text:list-item>
          <text:p text:style-name="P120">Problems;</text:p>
          <text:list text:continue-numbering="true">
            <text:list-item>
              <text:p text:style-name="P121">Lower levels of customer sat due to less face to face contract with hr staff</text:p>
            </text:list-item>
            <text:list-item>
              <text:p text:style-name="P122">Higher than expected costs</text:p>
            </text:list-item>
            <text:list-item>
              <text:p text:style-name="P123">Lack of perf data and weak collaboration making it hard to asses benefits and<text:s/></text:p>
            </text:list-item>
            <text:list-item>
              <text:p text:style-name="P124">Transfer of jobs from high wage to low wage economies</text:p>
            </text:list-item>
          </text:list>
        </text:list-item>
        <text:list-item>
          <text:p text:style-name="P125">Line managers said there work increased</text:p>
        </text:list-item>
      </text:list>
      <text:p text:style-name="P126">Electronic hrm e-hrm</text:p>
      <text:list text:style-name="LFO11" text:continue-numbering="true">
        <text:list-item>
          <text:p text:style-name="P127">More extensive use over last decade</text:p>
        </text:list-item>
        <text:list-item>
          <text:p text:style-name="P128">Coveraing all possible ntergration mechanisms nad conents between hrm and information tech aimed <text:s/>at creating value within and acorss orgs for targeted employees and mang</text:p>
        </text:list-item>
        <text:list-item>
          <text:p text:style-name="P129">Four aspects</text:p>
          <text:list text:continue-numbering="true">
            <text:list-item>
              <text:p text:style-name="P130">Content – any form of hr practice that is supporeted by it either transactional or transformational</text:p>
            </text:list-item>
            <text:list-item>
              <text:p text:style-name="P131">Implementation- covers the adoption and appropriation of e hrm by org memebers</text:p>
            </text:list-item>
            <text:list-item>
              <text:p text:style-name="P132">Targeted employees and mangers – initially e hrm directed to hr department it is now focues on employees</text:p>
            </text:list-item>
            <text:list-item>
              <text:p text:style-name="P133">Consequences- relates to the goals tha have been set for e hrm and the extent to which they are achieved in practice</text:p>
            </text:list-item>
          </text:list>
        </text:list-item>
        <text:list-item>
          <text:p text:style-name="P134">Arge that 3 sets of gaols for e hrm</text:p>
        </text:list-item>
        <text:list-item>
          <text:p text:style-name="P135">Operation or transatctional goals idea of improving efficient</text:p>
        </text:list-item>
        <text:list-item>
          <text:p text:style-name="P136">Relational goals providions of remote access to hr info</text:p>
        </text:list-item>
        <text:list-item>
          <text:p text:style-name="P137">Transformational relate to opp for comms across geo boudnareids to support team and network orgs</text:p>
        </text:list-item>
        <text:list-item>
          <text:p text:style-name="P138">E hrm most widely used for transactional hrm</text:p>
        </text:list-item>
        <text:list-item>
          <text:p text:style-name="P139">Highest usage found for absece management, holiday leave and expenses</text:p>
        </text:list-item>
        <text:list-item>
          <text:p text:style-name="P140">E hr hav been used for career development and internal mobility in gov department</text:p>
        </text:list-item>
      </text:list>
      <text:p text:style-name="P141">Careers for hr specialists in the future</text:p>
      <text:list text:style-name="LFO12" text:continue-numbering="true">
        <text:list-item>
          <text:p text:style-name="P142">Role of hr specialists has cahgned</text:p>
        </text:list-item>
        <text:list-item>
          <text:p text:style-name="P143">Likely the hr profession will continue to reconfigure itself in a range of forms</text:p>
        </text:list-item>
        <text:list-item>
          <text:p text:style-name="P144">Traditional modle of hr career is now rare</text:p>
        </text:list-item>
        <text:list-item>
          <text:p text:style-name="P145">People zig zag between funcitons and orgs gaining experience ina varity of hr and non hr roles</text:p>
        </text:list-item>
      </text:list>
      <text:p text:style-name="P146">Assessing the contribution of the hr function</text:p>
      <text:list text:style-name="LFO13" text:continue-numbering="true">
        <text:list-item>
          <text:p text:style-name="P147">Now common for employers to use hr metrics, very few studies which have evaluated the role of the hr function in improving org performance</text:p>
        </text:list-item>
        <text:list-item>
          <text:p text:style-name="P148">Notes that assessment and evaluation is less developed than would be expected for an area that is considered a priority</text:p>
        </text:list-item>
        <text:list-item>
          <text:p text:style-name="P149">Hr has always been in an ambiguous position, and on cost grounds alone its presence can be question</text:p>
        </text:list-item>
        <text:list-item>
          <text:p text:style-name="P150">Second doubts about h evalue of hr are reinforced by a culture that puts primairy focus on financial control and short termism</text:p>
        </text:list-item>
        <text:list-item>
          <text:p text:style-name="P151">Third the contirbuiton of hr specilaists has alwaygs been hard to quantify because they work colosely with line mangers and are dependeing on them to put the policies into practice</text:p>
        </text:list-item>
        <text:list-item>
          <text:p text:style-name="P152">Examine hr contribution by four sets of factors; board membership/influence on stragey, vies of key stakeholders, benchmarking against external data, internal evaluation via service level agreement</text:p>
        </text:list-item>
        <text:list-item>
          <text:p text:style-name="P153">S</text:p>
        </text:list-item>
      </text:list>
      <text:p text:style-name="P154">Baord membership/influence on strategy</text:p>
      <text:list text:style-name="LFO14" text:continue-numbering="true">
        <text:list-item>
          <text:p text:style-name="P155">In order to ensure issues are taken seriously hr needs to have a presence on the board</text:p>
        </text:list-item>
        <text:list-item>
          <text:p text:style-name="P156">Tow thirds of smaple org had a director responsible for hr alone</text:p>
        </text:list-item>
        <text:list-item>
          <text:p text:style-name="P157">Do not belive hr presence on the board guarantees that hrm is taken seriously or that the function has greater influence</text:p>
        </text:list-item>
        <text:list-item>
          <text:p text:style-name="P158">It is possible for hrm to be treated as a stretic issue without a speiclist presence</text:p>
        </text:list-item>
      </text:list>
      <text:p text:style-name="P159">Views of key stakeholders<text:s/></text:p>
      <text:list text:style-name="LFO15" text:continue-numbering="true">
        <text:list-item>
          <text:p text:style-name="P160"><text:span text:style-name="T161">Second way to assess the effectivenss of hr is to ask key cutomers</text:span></text:p>
        </text:list-item>
        <text:list-item>
          <text:p text:style-name="P162"><text:span text:style-name="T163">The services and support valued by other mangers depends on their level in the hierarchy</text:span></text:p>
        </text:list-item>
        <text:list-item>
          <text:p text:style-name="P164"><text:span text:style-name="T165">Senior managers valued hr role in area of change and transformation where line mangers were not really bothered about hr strategic partner but flet that added value came from administrative expersie, managing costs and delivering core</text:span><text:span text:style-name="T166"><text:s/>hr service lke training</text:span></text:p>
        </text:list-item>
        <text:list-item>
          <text:p text:style-name="P167"><text:span text:style-name="T168">Hr managers felt role of employee champion added greaset value</text:span></text:p>
        </text:list-item>
        <text:list-item>
          <text:p text:style-name="P169"><text:span text:style-name="T170">On downside hr was rated poor or averge in terms of succession planning, perf mang, job evaluation and change mang</text:span></text:p>
        </text:list-item>
        <text:list-item>
          <text:p text:style-name="P171"><text:span text:style-name="T172">Assessments made by directors and general manager about the hr contribution are important if hr wants to make an impact</text:span></text:p>
        </text:list-item>
        <text:list-item>
          <text:p text:style-name="P173"><text:span text:style-name="T174">Vies split on whether there should be a hr presence on the board</text:span></text:p>
        </text:list-item>
        <text:list-item>
          <text:p text:style-name="P175"><text:span text:style-name="T176">In other survey, hr tended to do best in areas concerning interpersonal relations and professionalism and knowledge</text:span></text:p>
        </text:list-item>
      </text:list>
      <text:p text:style-name="P177">Benchmarking against external comparisons</text:p>
      <text:list text:style-name="LFO16" text:continue-numbering="true">
        <text:list-item>
          <text:p text:style-name="P178">Capmare their own policies with other orgs in the sector<text:s/></text:p>
        </text:list-item>
        <text:list-item>
          <text:p text:style-name="P179">Many benchmarks available but most are subject to internal subjectiveness</text:p>
        </text:list-item>
        <text:list-item>
          <text:p text:style-name="P180">Hard measure like turnover and sick days best not soft measure like satisfaction</text:p>
        </text:list-item>
        <text:list-item>
          <text:p text:style-name="P181">Incredible care should be taken with benchmarking to ensure the measuresused are appropriate and accurately measured</text:p>
        </text:list-item>
        <text:list-item>
          <text:p text:style-name="P182">Pfeffer questions wheher benchmarking exercises have much value because what is easily measurable and what is importantn are often only loosly realted</text:p>
        </text:list-item>
      </text:list>
      <text:p text:style-name="P183">Internal evaluation via service level agreements</text:p>
      <text:soft-page-break/>
      <text:list text:style-name="LFO17" text:continue-numbering="true">
        <text:list-item>
          <text:p text:style-name="P184"><text:span text:style-name="T185">Final option is to focus on internal evaluation perhaps by drawing up servie-level agreemtns</text:span></text:p>
        </text:list-item>
        <text:list-item>
          <text:p text:style-name="P186"><text:span text:style-name="T187">These cover a range of hr practices such as payroll mang, recruitment advertising and induction</text:span></text:p>
        </text:list-item>
        <text:list-item>
          <text:p text:style-name="P188"><text:span text:style-name="T189">Some typical items</text:span></text:p>
          <text:list text:continue-numbering="true">
            <text:list-item>
              <text:p text:style-name="P190"><text:span text:style-name="T191">Preparing offer and contract letters within one day</text:span></text:p>
            </text:list-item>
            <text:list-item>
              <text:p text:style-name="P192"><text:span text:style-name="T193">Providing advice on disciplicary matters within two days</text:span></text:p>
            </text:list-item>
            <text:list-item>
              <text:p text:style-name="P194"><text:span text:style-name="T195">Advising staff on terms and conditions of employemtn within five dyas</text:span></text:p>
            </text:list-item>
            <text:list-item>
              <text:p text:style-name="P196"><text:span text:style-name="T197">Advising staff on terms and conds of employment within five days</text:span></text:p>
            </text:list-item>
            <text:list-item>
              <text:p text:style-name="P198"><text:span text:style-name="T199">Preparing, disseminating and analysing absence and labour turnover data to line mangers on montly basis</text:span></text:p>
            </text:list-item>
            <text:list-item>
              <text:p text:style-name="P200"><text:span text:style-name="T201">Evaluation training provision on annual basis</text:span></text:p>
            </text:list-item>
          </text:list>
        </text:list-item>
        <text:list-item>
          <text:p text:style-name="P202"><text:span text:style-name="T203">Dangers with approach as the hr fucniton can find that in trying to satisfy internal customers it becomes their servant instead</text:span></text:p>
        </text:list-item>
        <text:list-item>
          <text:p text:style-name="P204"><text:span text:style-name="T205">By attempting to quanfity its conritbuiton hr basically succumbs to the accounts vision of how org is meant to operate</text:span></text:p>
        </text:list-item>
      </text:list>
      <text:p text:style-name="P206">Conclusions</text:p>
      <text:list text:style-name="LFO18" text:continue-numbering="true">
        <text:list-item>
          <text:p text:style-name="P207">Reviewed the changing nature of work undertaken by hr departments</text:p>
        </text:list-item>
        <text:list-item>
          <text:p text:style-name="P208">Limited evidence hr is on board</text:p>
        </text:list-item>
        <text:list-item>
          <text:p text:style-name="P209">Tendency to outsource hr work has become more extensive</text:p>
        </text:list-item>
        <text:list-item>
          <text:p text:style-name="P210"/>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4-10-29T19:24:00Z</meta:creation-date>
    <dc:date>2014-10-30T19:24:00Z</dc:date>
    <meta:template xlink:href="Normal" xlink:type="simple"/>
    <meta:editing-cycles>5</meta:editing-cycles>
    <meta:editing-duration>PT18000S</meta:editing-duration>
    <meta:document-statistic meta:page-count="9" meta:paragraph-count="27" meta:word-count="2059" meta:character-count="13773" meta:row-count="97" meta:non-whitespace-character-count="11741"/>
  </office:meta>
</office:document-meta>
</file>